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96f7" officeooo:paragraph-rsid="001c96f7"/>
    </style:style>
    <style:style style:name="P2" style:family="paragraph" style:parent-style-name="Standard">
      <style:text-properties officeooo:rsid="001ca9ec" officeooo:paragraph-rsid="001ca9ec"/>
    </style:style>
    <style:style style:name="T1" style:family="text">
      <style:text-properties officeooo:rsid="001ca9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D in ER diagram:</text:p>
      <text:p text:style-name="P1">Fields I suggested to add expressing the need for a table in between some m for n relationship. Although as Francois mentioned, they do not seem to be mandatory to be added to the ER.</text:p>
      <text:p text:style-name="P1"/>
      <text:p text:style-name="P1"/>
      <text:p text:style-name="P1">EVENT:</text:p>
      <text:p text:style-name="P1">-Added the ExpiryDate field in Event. This is because once the Event expires (time set by the Controller), the Event is archived. The Date field is the Date at which the Event takes place. Note that the ExpiryDate can change if the EventManager demands it.</text:p>
      <text:p text:style-name="P1"/>
      <text:p text:style-name="P1">EVENT TYPE:</text:p>
      <text:p text:style-name="P1">-Event type is dependent on field isProfitable (which would require the user to write in debit details). To keep our diagram in 3NF form and to avoid any transitive dependencies (dependencies between columns of a table), we created a table called Event Type. If the Event being added is profitable, then debit info will need to be added to the Person (User) – Name, address, and account number.</text:p>
      <text:p text:style-name="P1"/>
      <text:p text:style-name="P1">PARTICIPANT:</text:p>
      <text:p text:style-name="P1">-Participant had DebitInfo field added to it. The reason was that when an event is being added by a user, it is required that the user adds the debit information (Name, address, account number).</text:p>
      <text:p text:style-name="P1"/>
      <text:p text:style-name="P1">RATES:</text:p>
      <text:p text:style-name="P1">-Table was added because the rates will be fixed depending on the number of events (overall or of a certain type) that a certain user made, the type of event he/she is going to create, and the storage and bandwidth they are expected to use (the event manager). We added this table to keep the 3NF form.</text:p>
      <text:p text:style-name="P1"/>
      <text:p text:style-name="P2">CONTENT:<text:line-break/>-Timestamp field was added to make the content appear in the order they were meant to be displayed. We do not want a conversation to start with “Good and you?” when the person started the conversation with “Hi!”.</text:p>
      <text:p text:style-name="P2"/>
      <text:p text:style-name="P1"/>
      <text:p text:style-name="P1">Event Manager controls who participates in its Event. To get into an Event, the Event Manager has to approve the request a User (Person) of the system sent.</text:p>
      <text:p text:style-name="P1">Once a Person is accepted into an Event, it can join the Groups of that Event. Groups belong in an Even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Possible suggestions (Alex):</text:p>
      <text:p text:style-name="P1">-DebitInfo should go in Person, where for the SystemAdmin and Controller, the DebitInfo would be set to null.</text:p>
      <text:p text:style-name="P1">-An EventManager can also be a Participant, still confused on how to make the Person both… <text:span text:style-name="T1">(I know we talked about this, but I feel the implementation is going to be weird)</text:span></text:p>
      <text:p text:style-name="P1">-<text:span text:style-name="T1">The way I see the Content table right now, we would need to have multiple tables: one new Content table per Group. Should it be better if we were to add the field GroupID in Content? We could do a query select * from Content where groupID=”bla” and it would select all the content for that group, then append to that query ‘orderby=TimeStamp’?</text:span></text:p>
      <text:p text:style-name="P2">Even better, to keep the 3NF form: instead of a GroupID column, an IDLoc column (does not specify whether it was posted in a group or event) and a boolean isGroup (to know if it was published in a group = true, if false then posted on an event page).</text:p>
      <text:p text:style-name="P2">I would probably add the Participant ID to the content.</text:p>
      <text:p text:style-name="P2"/>
      <text:p text:style-name="P2">All of this because I see the creation of a Content table for every Group and every Event, and I feel like doing a query to collect over all the Content of a single user through all Groups and all Events will take forever…</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1T22:06:58.371886455</meta:creation-date>
    <meta:generator>LibreOffice/6.0.7.3$Linux_X86_64 LibreOffice_project/00m0$Build-3</meta:generator>
    <dc:date>2019-10-31T22:31:59.262988552</dc:date>
    <meta:editing-duration>PT29S</meta:editing-duration>
    <meta:editing-cycles>1</meta:editing-cycles>
    <meta:document-statistic meta:table-count="0" meta:image-count="0" meta:object-count="0" meta:page-count="2" meta:paragraph-count="20" meta:word-count="555" meta:character-count="3044" meta:non-whitespace-character-count="2508"/>
  </office:meta>
</office:document-meta>
</file>